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B0000025CB2C5DD9CF044C646.png" manifest:media-type="image/png"/>
  <manifest:file-entry manifest:full-path="Pictures/10000000000002AF000002E60AFA17C98AF0E27A.png" manifest:media-type="image/png"/>
  <manifest:file-entry manifest:full-path="Pictures/10000000000001A4000000C11632475D6C54A06D.png" manifest:media-type="image/png"/>
  <manifest:file-entry manifest:full-path="Pictures/100000000000032C00000133D2ACFA389FC16CFF.png" manifest:media-type="image/png"/>
  <manifest:file-entry manifest:full-path="Pictures/10000000000001AE00000373423B71D7C67F3718.png" manifest:media-type="image/png"/>
  <manifest:file-entry manifest:full-path="Pictures/10000000000003EC000002B25B99554E3C8571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2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009cm" svg:y="-1.804cm" svg:width="14.146cm" svg:height="9.721cm" draw:z-index="0"><draw:image xlink:href="Pictures/10000000000003EC000002B25B99554E3C8571E3.png" xlink:type="simple" xlink:show="embed" xlink:actuate="onLoad" draw:mime-type="image/png"/></draw:frame><draw:frame draw:style-name="fr1" draw:name="Figura2" text:anchor-type="char" svg:x="14.406cm" svg:y="-2cm" svg:width="6.528cm" svg:height="13.407cm" draw:z-index="1"><draw:image xlink:href="Pictures/10000000000001AE00000373423B71D7C67F3718.png" xlink:type="simple" xlink:show="embed" xlink:actuate="onLoad" draw:mime-type="image/png"/></draw:frame></text:p>
      <text:p text:style-name="P2"/>
      <text:p text:style-name="P2"><draw:frame draw:style-name="fr1" draw:name="Figura3" text:anchor-type="char" svg:x="0.023cm" svg:y="7.087cm" svg:width="14.385cm" svg:height="5.438cm" draw:z-index="2"><draw:image xlink:href="Pictures/100000000000032C00000133D2ACFA389FC16CFF.png" xlink:type="simple" xlink:show="embed" xlink:actuate="onLoad" draw:mime-type="image/png"/></draw:frame><draw:frame draw:style-name="fr1" draw:name="Figura4" text:anchor-type="char" svg:x="0.404cm" svg:y="12.524cm" svg:width="8.313cm" svg:height="3.821cm" draw:z-index="3"><draw:image xlink:href="Pictures/10000000000001A4000000C11632475D6C54A06D.png" xlink:type="simple" xlink:show="embed" xlink:actuate="onLoad" draw:mime-type="image/png"/></draw:frame><draw:frame draw:style-name="fr1" draw:name="Figura5" text:anchor-type="char" svg:x="10.126cm" svg:y="11.024cm" svg:width="10.829cm" svg:height="11.696cm" draw:z-index="4"><draw:image xlink:href="Pictures/10000000000002AF000002E60AFA17C98AF0E27A.png" xlink:type="simple" xlink:show="embed" xlink:actuate="onLoad" draw:mime-type="image/png"/></draw:frame><draw:frame draw:style-name="fr1" draw:name="Figura6" text:anchor-type="char" svg:x="0.358cm" svg:y="16.482cm" svg:width="9.139cm" svg:height="9.945cm" draw:z-index="5"><draw:image xlink:href="Pictures/100000000000022B0000025CB2C5DD9CF044C6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44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7:22:07.008277288</meta:creation-date>
    <dc:date>2024-06-17T17:28:55.692018449</dc:date>
    <meta:editing-duration>PT6M49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